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f859c" draw:marker-start-width="0.252cm" draw:marker-end-width="0.252cm" draw:fill="solid" draw:fill-color="#9fb3c8" draw:textarea-vertical-align="middle" draw:auto-grow-height="false" draw:fit-to-size="false" style:shrink-to-fit="true" fo:min-height="3.135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solid" svg:stroke-width="0.028cm" svg:stroke-color="#6f859c" draw:marker-start-width="0.241cm" draw:marker-end-width="0.241cm" draw:fill="solid" draw:fill-color="#b8bfd9" draw:textarea-vertical-align="middle" draw:auto-grow-height="false" draw:fit-to-size="false" style:shrink-to-fit="true" fo:min-height="3.135cm" fo:padding-top="0.138cm" fo:padding-bottom="0.138cm" fo:padding-left="0.263cm" fo:padding-right="0.263cm" loext:decorative="false"/>
      <style:paragraph-properties style:writing-mode="lr-tb"/>
    </style:style>
    <style:style style:name="gr3" style:family="graphic" style:parent-style-name="objectwithoutfill">
      <style:graphic-properties svg:stroke-width="0.053cm" svg:stroke-color="#a8b3c2" draw:marker-start-width="0.279cm" draw:marker-end="線の終点_20_2" draw:marker-end-width="0.3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svg:stroke-width="0.035cm" svg:stroke-color="#a8b3c2" draw:marker-start-width="0.252cm" draw:marker-end="線の終点_20_3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a8b3c2" draw:marker-start-width="0.252cm" draw:marker-end="線の終点_20_4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11cm" svg:stroke-color="#8399b0" draw:marker-start-width="0.216cm" draw:marker-end="線の終点_20_6" draw:marker-end-width="0.316cm" draw:fill="none" draw:textarea-vertical-align="middle" fo:padding-top="0.13cm" fo:padding-bottom="0.13cm" fo:padding-left="0.255cm" fo:padding-right="0.255cm" loext:decorative="false"/>
    </style:style>
    <style:style style:name="gr7" style:family="graphic" style:parent-style-name="standard">
      <style:graphic-properties draw:stroke="solid" svg:stroke-width="0.035cm" svg:stroke-color="#6f859c" draw:marker-start-width="0.252cm" draw:marker-end-width="0.252cm" draw:fill="solid" draw:fill-color="#e6c3a3" draw:textarea-vertical-align="middle" draw:auto-grow-height="false" draw:fit-to-size="false" style:shrink-to-fit="true" fo:min-height="3.135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draw:stroke="solid" svg:stroke-width="0.159cm" svg:stroke-color="#6f859c" draw:marker-start-width="0.438cm" draw:marker-end-width="0.438cm" draw:fill="solid" draw:fill-color="#b7b3ca" draw:textarea-vertical-align="middle" draw:auto-grow-height="false" draw:fit-to-size="false" style:shrink-to-fit="true" fo:min-height="3.135cm" fo:padding-top="0.204cm" fo:padding-bottom="0.204cm" fo:padding-left="0.329cm" fo:padding-right="0.329cm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6f859c" draw:marker-start-width="0.252cm" draw:marker-end-width="0.252cm" draw:fill="solid" draw:fill-color="#dddddd" draw:textarea-vertical-align="middle" draw:auto-grow-height="false" draw:fit-to-size="false" style:shrink-to-fit="true" fo:min-height="0.674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35cm" svg:stroke-color="#a8b3c2" draw:marker-start-width="0.252cm" draw:marker-end="線の終点_20_4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solid" draw:fill-color="#9fb3c8"/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b8bfd9"/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9fb3c8"/>
      <style:paragraph-properties fo:margin-top="0.42cm" fo:margin-bottom="0.35cm"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e6c3a3"/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b7b3ca"/>
      <style:paragraph-properties fo:margin-top="0.42cm" fo:margin-bottom="0.35cm"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dddddd"/>
      <style:paragraph-properties fo:margin-top="0.42cm" fo:margin-bottom="0.35cm" fo:text-align="center"/>
      <style:text-properties fo:font-size="12pt" style:font-size-asian="10pt" style:font-size-complex="10pt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</style:style>
    <style:style style:name="P10" style:family="paragraph">
      <loext:graphic-properties draw:fill="solid" draw:fill-color="#b8bfd9"/>
      <style:paragraph-properties fo:margin-top="0.42cm" fo:margin-bottom="0.35cm"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color="#6b7c8f" loext:opacity="100%"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color="#a8b3c2" loext:opacity="100%"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0pt" style:font-size-complex="10pt"/>
    </style:style>
    <style:style style:name="T6" style:family="text">
      <style:text-properties fo:color="#6b7c8f" loext:opacity="100%" fo:font-size="10pt" style:font-size-asian="10pt" style:font-size-complex="10pt"/>
    </style:style>
    <style:style style:name="T7" style:family="text">
      <style:text-properties fo:color="#a8b3c2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xml:id="id4" draw:id="id4" draw:layer="layout" svg:width="5.114cm" svg:height="3.069cm" svg:x="1.671cm" svg:y="9.589cm">
          <draw:text-box>
            <text:p text:style-name="P1"><text:span text:style-name="T1">Transfer</text:span><text:span text:style-name="T1"><text:line-break/></text:span><text:span text:style-name="T1">Management Unit</text:span><text:span text:style-name="T2"><text:line-break/></text:span><text:span text:style-name="T3">(TMU)</text:span></text:p>
          </draw:text-box>
          <draw:glue-point draw:id="4" svg:x="5.035cm" svg:y="-1.655cm"/>
          <draw:glue-point draw:id="5" svg:x="5.035cm" svg:y="1.638cm"/>
          <draw:glue-point draw:id="6" svg:x="3.459cm" svg:y="-5.057cm"/>
          <draw:glue-point draw:id="7" svg:x="3.459cm" svg:y="5.06cm"/>
        </draw:frame>
        <draw:frame draw:style-name="gr2" draw:text-style-name="P3" xml:id="id7" draw:id="id7" draw:layer="layout" svg:width="5.115cm" svg:height="3.069cm" svg:x="14.133cm" svg:y="9.589cm">
          <draw:text-box>
            <text:p text:style-name="P1"><text:span text:style-name="T1">Optical</text:span><text:span text:style-name="T1"><text:line-break/></text:span><text:span text:style-name="T1">Monitoring Unit</text:span><text:span text:style-name="T2"><text:line-break/></text:span><text:span text:style-name="T3"> (OMU)</text:span></text:p>
          </draw:text-box>
          <draw:glue-point draw:id="4" svg:x="-5.026cm" svg:y="-1.655cm"/>
          <draw:glue-point draw:id="5" svg:x="-5.026cm" svg:y="1.638cm"/>
          <draw:glue-point draw:id="6" svg:x="-3.302cm" svg:y="-5.043cm"/>
        </draw:frame>
        <draw:connector draw:style-name="gr3" draw:text-style-name="P4" draw:layer="layout" svg:x1="11cm" svg:y1="12.658cm" svg:x2="11cm" svg:y2="15.952cm" draw:start-shape="id1" draw:start-glue-point="10" draw:end-shape="id2" draw:end-glue-point="5" svg:d="M11000 12658v3294" svg:viewBox="0 0 1 3295">
          <text:p/>
        </draw:connector>
        <draw:connector draw:style-name="gr4" draw:text-style-name="P4" draw:layer="layout" svg:x1="10.5cm" svg:y1="19.021cm" svg:x2="10.5cm" svg:y2="20.844cm" draw:start-shape="id2" draw:start-glue-point="2" draw:end-shape="id3" draw:end-glue-point="0" svg:d="M10500 19021v1823" svg:viewBox="0 0 1 1824">
          <text:p/>
        </draw:connector>
        <draw:connector draw:style-name="gr5" draw:text-style-name="P4" draw:layer="layout" svg:x1="6.785cm" svg:y1="11.625cm" svg:x2="7.943cm" svg:y2="11.625cm" draw:start-shape="id4" draw:start-glue-point="5" draw:end-shape="id1" draw:end-glue-point="9" svg:d="M6785 11625h1158" svg:viewBox="0 0 1159 1">
          <text:p/>
        </draw:connector>
        <draw:connector draw:style-name="gr6" draw:text-style-name="P4" draw:layer="layout" svg:x1="10.5cm" svg:y1="23.913cm" svg:x2="10.5cm" svg:y2="26.005cm" draw:start-shape="id3" draw:start-glue-point="2" draw:end-shape="id5" draw:end-glue-point="0" svg:d="M10500 23913v2092" svg:viewBox="0 0 1 2093">
          <text:p/>
        </draw:connector>
        <draw:frame draw:style-name="gr1" draw:text-style-name="P5" xml:id="id1" draw:id="id1" draw:layer="layout" svg:width="5.115cm" svg:height="3.069cm" svg:x="7.943cm" svg:y="9.589cm">
          <draw:text-box>
            <text:p text:style-name="P1"><text:span text:style-name="T1">Routing</text:span><text:span text:style-name="T1"><text:line-break/></text:span><text:span text:style-name="T1">Control Unit</text:span><text:span text:style-name="T4"><text:line-break/></text:span><text:span text:style-name="T3">(RCU)</text:span></text:p>
          </draw:text-box>
          <draw:glue-point draw:id="4" svg:x="0.987cm" svg:y="-5.057cm"/>
          <draw:glue-point draw:id="5" svg:x="5.036cm" svg:y="-1.648cm"/>
          <draw:glue-point draw:id="6" svg:x="4.999cm" svg:y="1.655cm"/>
          <draw:glue-point draw:id="7" svg:x="-0.969cm" svg:y="-5.057cm"/>
          <draw:glue-point draw:id="8" svg:x="-5.034cm" svg:y="-1.655cm"/>
          <draw:glue-point draw:id="9" svg:x="-5.034cm" svg:y="1.638cm"/>
          <draw:glue-point draw:id="10" svg:x="0.979cm" svg:y="5.037cm"/>
          <draw:glue-point draw:id="11" svg:x="-0.975cm" svg:y="5.06cm"/>
        </draw:frame>
        <draw:frame draw:style-name="gr7" draw:text-style-name="P6" xml:id="id2" draw:id="id2" draw:layer="layout" svg:width="7.16cm" svg:height="3.069cm" svg:x="6.92cm" svg:y="15.952cm">
          <draw:text-box>
            <text:p text:style-name="P1"><text:span text:style-name="T1">Transfer</text:span><text:span text:style-name="T1"><text:line-break/></text:span><text:span text:style-name="T1">Execution Unit</text:span><text:span text:style-name="T2"><text:line-break/></text:span><text:span text:style-name="T3"> (TEU)</text:span></text:p>
          </draw:text-box>
          <draw:glue-point draw:id="4" svg:x="-0.696cm" svg:y="-5.057cm"/>
          <draw:glue-point draw:id="5" svg:x="0.699cm" svg:y="-5.057cm"/>
        </draw:frame>
        <draw:frame draw:style-name="gr8" draw:text-style-name="P7" xml:id="id3" draw:id="id3" draw:layer="layout" svg:width="10.23cm" svg:height="3.069cm" svg:x="5.385cm" svg:y="20.844cm">
          <draw:text-box>
            <text:p text:style-name="P1"><text:span text:style-name="T1">Fabric Switch Core</text:span><text:span text:style-name="T1"><text:line-break/></text:span><text:span text:style-name="T1">High-Speed</text:span><text:span text:style-name="T1"><text:line-break/></text:span><text:span text:style-name="T1">Data Plane</text:span></text:p>
          </draw:text-box>
        </draw:frame>
        <draw:frame draw:style-name="gr9" draw:text-style-name="P8" xml:id="id5" draw:id="id5" draw:layer="layout" svg:width="5.115cm" svg:height="0.957cm" svg:x="7.943cm" svg:y="26.005cm">
          <draw:text-box>
            <text:p text:style-name="P1"><text:span text:style-name="T5">PSC Fabric Ports / Links</text:span></text:p>
          </draw:text-box>
        </draw:frame>
        <draw:frame draw:style-name="gr2" draw:text-style-name="P10" xml:id="id6" draw:id="id6" draw:layer="layout" svg:width="5.115cm" svg:height="3.069cm" svg:x="7.943cm" svg:y="3.956cm">
          <draw:text-box>
            <text:p text:style-name="P9"><text:span text:style-name="T1">Resolver</text:span></text:p>
          </draw:text-box>
          <draw:glue-point draw:id="4" svg:x="-0.969cm" svg:y="5.034cm"/>
          <draw:glue-point draw:id="5" svg:x="0.987cm" svg:y="4.962cm"/>
        </draw:frame>
        <draw:connector draw:style-name="gr5" draw:text-style-name="P4" draw:layer="layout" svg:x1="10.5cm" svg:y1="7.025cm" svg:x2="10.5cm" svg:y2="9.589cm" draw:start-shape="id6" draw:start-glue-point="2" draw:end-shape="id1" draw:end-glue-point="0" svg:d="M10500 7025v2564" svg:viewBox="0 0 1 2565">
          <text:p/>
        </draw:connector>
        <draw:connector draw:style-name="gr5" draw:text-style-name="P4" draw:layer="layout" svg:x1="14.133cm" svg:y1="10.616cm" svg:x2="13.058cm" svg:y2="10.618cm" draw:start-shape="id7" draw:start-glue-point="4" draw:end-shape="id1" draw:end-glue-point="5" svg:d="M14133 10616h-535v2h-540" svg:viewBox="0 0 1076 3">
          <text:p/>
        </draw:connector>
        <draw:connector draw:style-name="gr10" draw:text-style-name="P4" draw:layer="layout" svg:x1="7.943cm" svg:y1="10.616cm" svg:x2="6.785cm" svg:y2="10.616cm" draw:start-shape="id1" draw:start-glue-point="8" draw:end-shape="id4" draw:end-glue-point="4" svg:d="M7943 10616h-1158" svg:viewBox="0 0 1159 1">
          <text:p/>
        </draw:connector>
        <draw:connector draw:style-name="gr10" draw:text-style-name="P4" draw:layer="layout" svg:x1="15.002cm" svg:y1="9.589cm" svg:x2="5.996cm" svg:y2="9.589cm" draw:start-shape="id7" draw:start-glue-point="6" draw:end-shape="id4" draw:end-glue-point="6" svg:d="M15002 9589v-518h-9006v518" svg:viewBox="0 0 9007 519">
          <text:p/>
        </draw:connector>
        <draw:connector draw:style-name="gr10" draw:text-style-name="P4" draw:layer="layout" draw:line-skew="-1.037cm" svg:x1="5.996cm" svg:y1="12.658cm" svg:x2="10.002cm" svg:y2="15.952cm" draw:start-shape="id4" draw:start-glue-point="7" draw:end-shape="id2" draw:end-glue-point="4" svg:d="M5996 12658v610h4006v2684" svg:viewBox="0 0 4007 3295">
          <text:p/>
        </draw:connector>
        <draw:frame draw:style-name="gr11" draw:text-style-name="P12" xml:id="id8" draw:id="id8" draw:layer="layout" svg:width="5.578cm" svg:height="0.646cm" svg:x="11.643cm" svg:y="7.46cm">
          <draw:text-box>
            <text:p text:style-name="P11"><text:span text:style-name="T6">Normal Operation (Autonomous)</text:span></text:p>
          </draw:text-box>
        </draw:frame>
        <draw:connector draw:style-name="gr10" draw:text-style-name="P4" draw:layer="layout" svg:x1="14.432cm" svg:y1="8.106cm" svg:x2="14.434cm" svg:y2="8.976cm" draw:start-shape="id8" draw:start-glue-point="2" svg:d="M14432 8106v685h2v185" svg:viewBox="0 0 3 871">
          <text:p/>
        </draw:connector>
        <draw:frame draw:style-name="gr11" draw:text-style-name="P13" draw:layer="layout" svg:width="7.415cm" svg:height="0.646cm" svg:x="3.111cm" svg:y="7.46cm">
          <draw:text-box>
            <text:p text:style-name="P11"><text:span text:style-name="T6">Resolver Intervention (Escalation / Override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9:13:18.543944412</meta:creation-date>
    <dc:date>2026-04-01T21:56:55.009586980</dc:date>
    <meta:editing-duration>PT17M5S</meta:editing-duration>
    <meta:editing-cycles>6</meta:editing-cycles>
    <meta:generator>LibreOffice/24.2.7.2$Linux_X86_64 LibreOffice_project/420$Build-2</meta:generator>
    <meta:document-statistic meta:object-count="19"/>
  </office:meta>
</office:document-meta>
</file>